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fo:margin-left="0cm" fo:margin-right="-0.005cm" table:align="margins"/>
    </style:style>
    <style:style style:name="Table1.A" style:family="table-column">
      <style:table-column-properties style:rel-column-width="29170*"/>
    </style:style>
    <style:style style:name="Table1.B" style:family="table-column">
      <style:table-column-properties style:rel-column-width="10137*"/>
    </style:style>
    <style:style style:name="Table1.C" style:family="table-column">
      <style:table-column-properties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paragraph-properties fo:margin-left="0cm" fo:margin-right="1.499cm" fo:text-indent="0cm" style:auto-text-indent="false"/>
    </style:style>
    <style:style style:name="P41" style:family="paragraph" style:parent-style-name="Standard" style:list-style-name="L25"/>
    <style:style style:name="P42" style:family="paragraph" style:parent-style-name="Standard" style:list-style-name="L33"/>
    <style:style style:name="P43" style:family="paragraph" style:parent-style-name="Heading_20_2" style:master-page-name="">
      <style:paragraph-properties style:page-number="auto" fo:break-before="page"/>
    </style:style>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ab-stops/>
      </style:paragraph-properties>
    </style:style>
    <style:style style:name="P46" style:family="paragraph" style:parent-style-name="Heading_20_1" style:master-page-name="">
      <style:paragraph-properties style:page-number="auto" fo:break-before="auto" fo:break-after="auto"/>
    </style:style>
    <style:style style:name="P47" style:family="paragraph" style:parent-style-name="Heading_20_3" style:master-page-name="">
      <style:paragraph-properties style:page-number="auto" fo:break-before="page"/>
    </style:style>
    <style:style style:name="P48"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22">
      <style:paragraph-properties fo:margin-left="1.251cm" fo:margin-right="0cm" fo:text-indent="0cm" style:auto-text-indent="false"/>
    </style:style>
    <style:style style:name="P83" style:family="paragraph" style:parent-style-name="Text_20_body" style:list-style-name="L27">
      <style:paragraph-properties fo:margin-left="1.251cm" fo:margin-right="0cm" fo:text-indent="0cm" style:auto-text-indent="false"/>
    </style:style>
    <style:style style:name="P84" style:family="paragraph" style:parent-style-name="Text_20_body" style:list-style-name="L33">
      <style:paragraph-properties fo:margin-left="2.205cm" fo:margin-right="0cm" fo:text-indent="0cm" style:auto-text-indent="false"/>
    </style:style>
    <style:style style:name="P85" style:family="paragraph" style:parent-style-name="Corps_20_de_20_texte.Paragraph" style:list-style-name="L22">
      <style:paragraph-properties fo:margin-left="1.251cm" fo:margin-right="0cm" fo:text-indent="0cm" style:auto-text-indent="false"/>
    </style:style>
    <style:style style:name="P86" style:family="paragraph" style:parent-style-name="hlp_5f_list_5f_dot" style:list-style-name="hlp_5f_list_5f_dot"/>
    <style:style style:name="P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8" style:family="paragraph">
      <style:paragraph-properties fo:text-align="start"/>
      <style:text-properties style:text-line-through-style="none" style:font-name="Arial4" fo:font-size="10pt" fo:font-style="normal" style:text-underline-style="none" fo:font-weight="normal"/>
    </style:style>
    <style:style style:name="P89" style:family="paragraph">
      <style:paragraph-properties fo:text-align="center"/>
      <style:text-properties style:text-line-through-style="none" style:font-name="Arial4" fo:font-size="11pt" fo:font-style="normal" style:text-underline-style="none" fo:font-weight="normal"/>
    </style:style>
    <style:style style:name="P90"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ywoo-0.99.0.oxt&#13;Update file created : pywoo.update.xml&#13;&#13;11.06.2021 13:33:1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oo-A-0.99.0.oxt&#13;Update file created : pywoo-A.update.xml&#13;&#13;16.11.2020 12:40: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1"/>
      <text:p text:style-name="P32">Extension Compiler</text:p>
      <text:p text:style-name="TitreDoc">Description and Tool for</text:p>
      <text:p text:style-name="TitreDoc">tools eExtension : <text:file-name text:display="name">pyw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99928252815965911"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520364223748551638" text:style-name="L2">
        <text:list-item>
          <text:p text:style-name="P50">Version 2.1.2 :</text:p>
        </text:list-item>
      </text:list>
      <text:list xml:id="list6269851138852275945" text:style-name="L3">
        <text:list-item>
          <text:list>
            <text:list-item>
              <text:p text:style-name="P51">Localized help : resolved non-functional hyperlink due to API incompatibility introduced by Apache OpenOffice 4.1 (and LibreOffice 4.0).</text:p>
            </text:list-item>
          </text:list>
        </text:list-item>
      </text:list>
      <text:list xml:id="list33554574" text:continue-list="list1520364223748551638" text:style-name="L2">
        <text:list-item>
          <text:p text:style-name="P50">Version 2.1.1 :</text:p>
        </text:list-item>
      </text:list>
      <text:list xml:id="list1013295900515932775" text:style-name="L4">
        <text:list-item>
          <text:list>
            <text:list-item>
              <text:p text:style-name="P52">Documentation chapter 3.7.10 <text:span text:style-name="InstructionMacro">setMergePoint</text:span>, the list of commands for Arg2 was incorrect.</text:p>
            </text:list-item>
            <text:list-item>
              <text:p text:style-name="P52">Example in module Template7 had an incorrect argument Arg3 in <text:span text:style-name="InstructionMacro">setMergePoint</text:span>.</text:p>
            </text:list-item>
            <text:list-item>
              <text:p text:style-name="P52">When creating an hyperlink in a help page, the keyword (internal, external, etc) is now recognized in any character case.</text:p>
            </text:list-item>
            <text:list-item>
              <text:p text:style-name="P52">Creation of localized help, hyperlink to an existing OpenOffice help page : the address of a help page displayed by the macro was incorrect when the page was found by a help search.</text:p>
            </text:list-item>
          </text:list>
        </text:list-item>
      </text:list>
      <text:list xml:id="list33565357" text:continue-list="list33554574" text:style-name="L2">
        <text:list-item>
          <text:p text:style-name="P50">Version 2.1.0 :</text:p>
        </text:list-item>
      </text:list>
      <text:list xml:id="list5781856230446338717" text:style-name="L5">
        <text:list-item>
          <text:list>
            <text:list-item>
              <text:p text:style-name="P53">An extension can define several toolbars (instead of only one).</text:p>
            </text:list-item>
            <text:list-item>
              <text:p text:style-name="P53">The list of Application contexts is revised, see chapter 3.5.</text:p>
            </text:list-item>
            <text:list-item>
              <text:p text:style-name="P53">The argument of <text:span text:style-name="InstructionMacro">beginMergeInstruction</text:span> becomes mandatory.</text:p>
            </text:list-item>
          </text:list>
        </text:list-item>
      </text:list>
      <text:list xml:id="list33549864" text:continue-list="list33565357" text:style-name="L2">
        <text:list-item>
          <text:p text:style-name="P50">Version 2.0.0 :</text:p>
        </text:list-item>
      </text:list>
      <text:list xml:id="list8569173796834416256" text:style-name="L6">
        <text:list-item>
          <text:list>
            <text:list-item>
              <text:p text:style-name="P5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4"><text:s/>As a consequence of above, block <text:span text:style-name="InstructionMacro">Dependencies</text:span> and instruction <text:span text:style-name="InstructionMacro">setOOoDependency</text:span> are suppressed.</text:p>
            </text:list-item>
            <text:list-item>
              <text:p text:style-name="P54">Arg3 of <text:span text:style-name="InstructionMacro">beginDescription</text:span> is no longer used.</text:p>
            </text:list-item>
            <text:list-item>
              <text:p text:style-name="P54">Syntax of Block <text:span text:style-name="InstructionMacro">UpdateInformation</text:span> and instruction <text:span text:style-name="InstructionMacro">setUpdateSource</text:span> have changed.</text:p>
            </text:list-item>
            <text:list-item>
              <text:p text:style-name="P54">Syntax of instruction <text:span text:style-name="InstructionMacro">setLicense</text:span> has changed.</text:p>
            </text:list-item>
            <text:list-item>
              <text:p text:style-name="P54">Some obsolete extension features are no longer supported. Compiled extensions now need OpenOffice.org version 2.4 or more recent (LibreOffice, Apache OpenOffice).</text:p>
            </text:list-item>
            <text:list-item>
              <text:p text:style-name="P54">Macros of this document are now published under Apache License version 2.0.</text:p>
            </text:list-item>
          </text:list>
        </text:list-item>
      </text:list>
      <text:list xml:id="list33554276" text:continue-list="list33549864" text:style-name="L2">
        <text:list-item>
          <text:p text:style-name="P50">Version 1.5.3 :</text:p>
        </text:list-item>
      </text:list>
      <text:list xml:id="list1869671561282980907" text:style-name="L7">
        <text:list-item>
          <text:list>
            <text:list-item>
              <text:p text:style-name="P55">Help pages containing an hyperlink to an OpenOffice help page : a macro provides now the address of the page. See explanations at <text:span text:style-name="T8">Page7 : Hyperlinks</text:span>.</text:p>
            </text:list-item>
            <text:list-item>
              <text:p text:style-name="P55">The license examples are purged from the directives for use which are not part of the license itself.</text:p>
            </text:list-item>
            <text:list-item>
              <text:p text:style-name="P55">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791225322306719880" text:style-name="L8">
        <text:list-item>
          <text:p text:style-name="P56">Basic library Standard, Module1 : your instruction inside the Sub myExtension</text:p>
        </text:list-item>
        <text:list-item>
          <text:p text:style-name="P56"><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6">Localized <text:a xlink:type="simple" xlink:href="#6.4.2.Help pages for ExtensionCompiler|outline" text:style-name="Internet_20_link" text:visited-style-name="Visited_20_Internet_20_Link">help text pages and trees</text:a>.</text:p>
        </text:list-item>
      </text:list>
      <text:h text:style-name="P4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yw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8" svg:width="0.802cm" svg:height="0.451cm" svg:x="2.3cm" svg:y="0.199cm" draw:control="control1"/><draw:control text:anchor-type="paragraph" draw:z-index="4" draw:style-name="gr1" draw:text-style-name="P88"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8" svg:width="0.802cm" svg:height="0.451cm" svg:x="2.304cm" svg:y="0.199cm" draw:control="control3"/><draw:control text:anchor-type="paragraph" draw:z-index="6" draw:style-name="gr1" draw:text-style-name="P88" svg:width="9cm" svg:height="0.451cm" svg:x="3.6cm" svg:y="0.196cm" draw:control="control4"/>To version</text:p>
      <text:p text:style-name="Frame_20_contents"/>
      <text:p text:style-name="Frame_20_contents"/>
      <text:p text:style-name="Frame_20_contents"><draw:control text:anchor-type="paragraph" draw:z-index="7" draw:style-name="gr1" draw:text-style-name="P89" svg:width="8.362cm" svg:height="0.689cm" svg:x="3.621cm" svg:y="0.252cm" draw:control="control5"/></text:p>
      <text:p text:style-name="Frame_20_contents"/>
      <text:p text:style-name="P34">Compilation results</text:p>
      <text:p text:style-name="P34"><draw:control text:anchor-type="paragraph" draw:z-index="8" draw:style-name="gr1" draw:text-style-name="P90"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7"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8" svg:width="0.802cm" svg:height="0.451cm" svg:x="2.33cm" svg:y="0.199cm" draw:control="control6"/><draw:control text:anchor-type="paragraph" draw:z-index="11" draw:style-name="gr1" draw:text-style-name="P88"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8" svg:width="0.802cm" svg:height="0.451cm" svg:x="2.33cm" svg:y="0.199cm" draw:control="control8"/><draw:control text:anchor-type="paragraph" draw:z-index="13" draw:style-name="gr1" draw:text-style-name="P88"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9"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0"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8" svg:width="0.802cm" svg:height="0.451cm" svg:x="2.33cm" svg:y="0.199cm" draw:control="control11"/><draw:control text:anchor-type="paragraph" draw:z-index="18" draw:style-name="gr1" draw:text-style-name="P88"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9"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0" svg:width="14.001cm" svg:height="4.001cm" svg:x="0.4cm" svg:y="0.459cm" draw:control="control16"/></text:p>
      <text:p text:style-name="Frame_20_contents"/>
     </draw:text-box>
    </draw:frame></text:p>
      <text:h text:style-name="P4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55189597464503579" text:style-name="L9">
        <text:list-item>
          <text:p text:style-name="P57">Description</text:p>
        </text:list-item>
        <text:list-item>
          <text:p text:style-name="P57">Annexes</text:p>
        </text:list-item>
        <text:list-item>
          <text:p text:style-name="P5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536050074474350536" text:style-name="L10">
        <text:list-item>
          <text:p text:style-name="P58">Script libraries (Basic, JavaScript, Python, etc) or Dialog libraries, or other non-component libraries,</text:p>
        </text:list-item>
        <text:list-item>
          <text:p text:style-name="P58">shared component libraries,</text:p>
        </text:list-item>
        <text:list-item>
          <text:p text:style-name="P5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421851301053465826" text:style-name="L11">
        <text:list-item>
          <text:p text:style-name="P5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800425985304035451" text:style-name="L12">
        <text:list-item text:start-value="1">
          <text:p text:style-name="P60">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9">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7"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047270948270514636" text:style-name="L13">
        <text:list-item>
          <text:p text:style-name="P61">A Feed file contains the internet addresses for one or more Update Information files (each for an extension).</text:p>
        </text:list-item>
        <text:list-item>
          <text:p text:style-name="P61">The Update Information File mainly contains dependency information about the new version, and :</text:p>
        </text:list-item>
      </text:list>
      <text:list xml:id="list4521585520236817642" text:style-name="L14">
        <text:list-item>
          <text:p text:style-name="P62">either the internet address to download the new version of the extension</text:p>
        </text:list-item>
        <text:list-item>
          <text:p text:style-name="P6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017714495888792230" text:style-name="L15">
        <text:list-item text:start-value="1">
          <text:p text:style-name="P6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847638199829628390" text:style-name="L16">
        <text:list-item>
          <text:p text:style-name="P64">Arg1 : <text:span text:style-name="InstructionMacro">String</text:span> : mandatory : <text:span text:style-name="InstructionMacro">"File"</text:span> or <text:span text:style-name="InstructionMacro">"Schema"</text:span></text:p>
        </text:list-item>
        <text:list-item>
          <text:p text:style-name="P6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174067668362019489" text:style-name="L17">
        <text:list-item>
          <text:p text:style-name="P65">Arg1 : <text:span text:style-name="InstructionMacro">String</text:span> : mandatory, type of control used for the button</text:p>
        </text:list-item>
      </text:list>
      <text:list xml:id="list2158415541484157757" text:style-name="L18">
        <text:list-item>
          <text:p text:style-name="P6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999253213689226531" text:style-name="L19">
        <text:list-item>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701384461810670112" text:style-name="L20">
        <text:list-item text:start-value="1">
          <text:p text:style-name="P6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8">Arg1 : <text:span text:style-name="InstructionMacro">String</text:span> : mandatory ; URL path to an image file ; the path is relative to the extension folder.</text:p>
        </text:list-item>
        <text:list-item text:start-value="1">
          <text:p text:style-name="P6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976903735856167455" text:style-name="L21">
        <text:list-item>
          <text:p text:style-name="P6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397367139641551233" text:style-name="L22">
        <text:list-item>
          <text:p text:style-name="P7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2">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5">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2">if at installation, no license is appropriate for the locale, the first license is displayed.</text:p>
        </text:list-item>
        <text:list-item>
          <text:p text:style-name="P7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9">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9">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766532784216097559"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Arg1 : <text:span text:style-name="InstructionMacro">String</text:span> : mandatory ; property name</text:p>
        </text:list-item>
        <text:list-item>
          <text:p text:style-name="P7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publisher.</text:p>
        </text:list-item>
        <text:list-item>
          <text:p text:style-name="P6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801167835621228613"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027724088616215843" text:style-name="L25">
        <text:list-item text:start-value="1">
          <text:p text:style-name="P41">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1">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372802622026527086"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625791362060694532" text:style-name="L27">
        <text:list-item>
          <text:p text:style-name="P74">Arg1 : <text:span text:style-name="InstructionMacro">String</text:span> : how to find the update.xml file</text:p>
        </text:list-item>
        <text:list-item>
          <text:p text:style-name="P83"><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3"><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83"><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3"><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607223589835344260" text:style-name="L28">
        <text:list-item>
          <text:p text:style-name="P7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5">Arg2 : <text:span text:style-name="InstructionMacro">String</text:span> : the library name (which is also the name of the folder containing the Basic library).</text:p>
        </text:list-item>
        <text:list-item>
          <text:p text:style-name="P75">Arg3 : <text:span text:style-name="InstructionMacro">String</text:span> : the name of the module containing the macro.</text:p>
        </text:list-item>
        <text:list-item>
          <text:p text:style-name="P75">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553276812972080155" text:style-name="L29">
        <text:list-item>
          <text:p text:style-name="P76">Arg1 : <text:span text:style-name="InstructionMacro">String</text:span> : <text:span text:style-name="InstructionMacro">"BeanShell"</text:span></text:p>
        </text:list-item>
        <text:list-item>
          <text:p text:style-name="P76">Arg2 : <text:span text:style-name="InstructionMacro">String</text:span> : the library name (which is also the name of the folder containing the BeanShell library).</text:p>
        </text:list-item>
        <text:list-item>
          <text:p text:style-name="P76">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053832062849400567" text:style-name="L30">
        <text:list-item>
          <text:p text:style-name="P77">Arg1 : <text:span text:style-name="InstructionMacro">String</text:span> : <text:span text:style-name="InstructionMacro">"JavaScript"</text:span></text:p>
        </text:list-item>
        <text:list-item>
          <text:p text:style-name="P77">Arg2 : <text:span text:style-name="InstructionMacro">String</text:span> : the library name (which is also the name of the folder containing the JavaScript library).</text:p>
        </text:list-item>
        <text:list-item>
          <text:p text:style-name="P7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051016155841391181" text:style-name="L31">
        <text:list-item>
          <text:p text:style-name="P78">Arg1 : <text:span text:style-name="InstructionMacro">String</text:span> : <text:span text:style-name="InstructionMacro">"Java"</text:span></text:p>
        </text:list-item>
        <text:list-item>
          <text:p text:style-name="P78">Arg2 : <text:span text:style-name="InstructionMacro">String</text:span> : the library name (which is also the name of the folder containing the Java library).</text:p>
        </text:list-item>
        <text:list-item>
          <text:p text:style-name="P7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8">Arg1 : <text:span text:style-name="InstructionMacro">String</text:span> : <text:span text:style-name="InstructionMacro">"Python"</text:span></text:p>
        </text:list-item>
        <text:list-item>
          <text:p text:style-name="P78">Arg2 : <text:span text:style-name="InstructionMacro">String</text:span> : the path to the Python file, relative to the extension folder</text:p>
        </text:list-item>
        <text:list-item>
          <text:p text:style-name="P7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079825016279192897" text:style-name="L32">
        <text:list-item>
          <text:p text:style-name="P79">Arg1 : <text:span text:style-name="InstructionMacro">String</text:span> : ""</text:p>
        </text:list-item>
        <text:list-item>
          <text:p text:style-name="P7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152958117274951405" text:style-name="L33">
        <text:list-item text:start-value="1">
          <text:p text:style-name="P42">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2">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2">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2">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4"><text:span text:style-name="InstructionMacro">"Basic"</text:span> : folder containing the Basic Library (code and dialog modules)</text:p>
        </text:list-item>
        <text:list-item>
          <text:p text:style-name="P84"><text:span text:style-name="InstructionMacro">"Dialog"</text:span> : folder containing the Dialog Library (dialog modules only)</text:p>
        </text:list-item>
        <text:list-item>
          <text:p text:style-name="P84"><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4"><text:span text:style-name="InstructionMacro">"Python"</text:span> : folder containing the python file(s) containing the script(s)</text:p>
        </text:list-item>
        <text:list-item>
          <text:p text:style-name="P84"><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238707437703901658" text:style-name="L34">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8">Arg1 : <text:span text:style-name="InstructionMacro">String</text:span> : begins with <text:span text:style-name="InstructionMacro">"media-type="</text:span> followed by the complete media type string</text:p>
        </text:list-item>
        <text:list-item>
          <text:p text:style-name="P7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4" text:outline-level="1"><text:bookmark-start text:name="__RefHeading__78142_325084090"/>Data used by extension <text:file-name text:display="name">pyw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yWriter project import and export with Python.<text:line-break/><text:soft-page-break/> <text:line-break/>Import from yw7 project:<text:line-break/>- Generate a "standard manuscript" formatted OpenDocument textfile from an yWriter 7 project.<text:line-break/><text:line-break/>Proof reading:<text:line-break/>- Import an yWriter 7 project into an OpenDocument file with chapter and scene markers.<text:line-break/>- Write back the proofread scenes to the yWriter 7 project file.<text:line-break/><text:line-break/>World building lists:<text:line-break/>- Generate character, location and item lists as OpenDocument spreadsheets.<text:line-break/>- Write back modified lists.<text:line-break/><text:line-break/>Cross references:<text:line-break/>- Generate an OpenDocument textfile with cross references such as scenes per character, scenes per tag etc.<text:line-break/><text:line-break/>Export to a yw7 project:<text:line-break/>- Generate a new yWriter 7 project from a work in progress or an outline.<text:line-break/><text:line-break/>Adds a submenu in the "File" menu.<text:line-break/>A Python 3.4+ installation is required.</text:p>
      <text:p text:style-name="P40"/>
      <text:p text:style-name="descrLang"><text:bookmark-start text:name="__RefHeading__78156_325084090"/>Description de<text:bookmark-end text:name="__RefHeading__78156_325084090"/></text:p>
      <text:p text:style-name="descrText">yWriter-Projekt importieren und exportieren.<text:line-break/><text:line-break/>Aus einem yw7 Projekt importieren:<text:line-break/>- Eine mit "Normseiten" formatierte OpenDocument Textdatei aus einem yWriter 7 Projekt erzeugen.<text:line-break/><text:line-break/>Korrekturlesen:<text:line-break/>- Ein yWriter 7 Projekt in eine OpenDocument-Datei mit Kapitel- und Szenenmarkierungen importieren.<text:line-break/>- Korrekturgelesene Szenen in die yWriter 7 Projektdatei zurückschreiben.<text:line-break/><text:line-break/>Weltenbau-Listen:<text:line-break/>- Figuren-, Schauplatz- und Gegenstandslisten als OpenDocument-Tabellen importieren.<text:line-break/>- Geänderte Listen zurückschreiben.<text:line-break/><text:line-break/>Querverweise:<text:line-break/>- Eine OpenDocument Textdatei mit Querverweisen wie Szenen mit Figur, Szenen mit Tag usw. erzeugen. <text:s/><text:line-break/><text:line-break/>In ein yw7 Projekt exportieren:<text:line-break/>- Ein neues yWriter 7 Projekt aus einem Text (work in progress) oder einer Dokumentenstruktur (outline) erzeugen.<text:line-break/><text:line-break/>Fügt ein Untermenü im Menü "Datei" hinzu.<text:line-break/>Python 3.4+ muss installiert sei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text:soft-page-break/>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917978311291828890" text:style-name="L35">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8277579240046444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94382651114960993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77553591987603306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355986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24749392970708454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76065656637825166"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3289033229237855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86</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87</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8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87</dc:date>
     <text:p>internal</text:p>
     <text:p>Page2</text:p>
     <text:p/>
    </office:annotation>Paragraph styles</text:p>
      <text:p text:style-name="P28"><office:annotation>
     <dc:creator>BM</dc:creator>
     <dc:date>2008-03-13T00:00:00.87</dc:date>
     <text:p>internal</text:p>
     <text:p>Page7</text:p>
     <text:p/>
    </office:annotation>Hyperlinks</text:p>
      <text:p text:style-name="hlp_5f_paragraph"><text:span text:style-name="T14"><office:annotation>
      <dc:creator>BM</dc:creator>
      <dc:date>2008-03-13T00:00:00.88</dc:date>
      <text:p>internal</text:p>
      <text:p>Page3</text:p>
      <text:p/>
     </office:annotation></text:span><text:span text:style-name="T14">Text formatting</text:span></text:p>
      <text:p text:style-name="P28"><office:annotation>
     <dc:creator>BM</dc:creator>
     <dc:date>2008-03-26T00:00:00.88</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88</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88</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 text:description="click here"><office:event-listeners><script:event-listener script:language="ooo:script" script:event-name="dom:click" xlink:href="vnd.sun.star.script:ConfigTool.HelpHelper.showCurrentHelpPageAddress?language=Basic&amp;location=document" xlink:type="simple"/></office:event-listeners></text:execute-macro>. Copy/paste the displayed address into the comment.</text:p>
      <text:p text:style-name="hlp_5f_paragraph"/>
      <text:p text:style-name="hlp_5f_paragraph">This hyperlink displays <text:s/><office:annotation>
     <dc:creator>BM</dc:creator>
     <dc:date>2008-03-15T00:00:00.88</dc:date>
     <text:p>external</text:p>
     <text:p>text/swriter/main0210.xhp</text:p>
     <text:p/>
    </office:annotation><text:span text:style-name="T14">Preview topic</text:span> </text:p>
      <text:p text:style-name="hlp_5f_paragraph">This hyperlink displays <text:s/><office:annotation>
     <dc:creator>BM</dc:creator>
     <dc:date>2008-03-15T00:00:00.8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3563274" text:continue-list="list78277579240046444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3541974" text:continue-list="list3355986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9</dc:date>
     <text:p text:style-name="P87"><text:span text:style-name="T23">image</text:span></text:p>
     <text:p text:style-name="P87"><text:span text:style-name="T23">Images/Help/dontfeedtrolls.gif</text:span></text:p>
     <text:p text:style-name="P87"><text:span text:style-name="T23">icon</text:span></text:p>
     <text:p text:style-name="P87"><text:span text:style-name="T23"/></text:p>
    </office:annotation> within a text.</text:p>
      <text:p text:style-name="hlp_5f_paragraph"><text:line-break/><text:line-break/>Now a bigger image in a blank line.</text:p>
      <text:p text:style-name="hlp_5f_paragraph"><office:annotation>
     <dc:creator>Bernard Marcelly</dc:creator>
     <dc:date>2009-01-24T10:50:50.89</dc:date>
     <text:p text:style-name="P87"><text:span text:style-name="T23">image</text:span></text:p>
     <text:p text:style-name="P87"><text:span text:style-name="T23">Images/Help/sailingShip.wmf</text:span></text:p>
     <text:p text:style-name="P87"><text:span text:style-name="T23">Old sailing ship</text:span></text:p>
     <text:p text:style-name="P87"><text:span text:style-name="T23"/></text:p>
    </office:annotation></text:p>
      <text:p text:style-name="hlp_5f_paragraph"/>
      <text:p text:style-name="hlp_5f_paragraph"><text:line-break/><text:line-break/>Finally an image<office:annotation>
     <dc:creator>Bernard Marcelly</dc:creator>
     <dc:date>2009-01-24T20:53:22.90</dc:date>
     <text:p text:style-name="P87"><text:span text:style-name="T23">imageOOo</text:span></text:p>
     <text:p text:style-name="P87"><text:span text:style-name="T23">sd/res/get1obj.png</text:span></text:p>
    </office:annotation> from OpenOffice resources</text:p>
      <text:p text:style-name="hlp_5f_page">Page10 : Creating the Help tree</text:p>
      <text:list xml:id="list33573690" text:continue-list="list3356327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pywoo extension for LibreOffice: Import and export yWriter 7 projects with Python</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33558564" text:continue-list="list33541974"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3560924"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6"><text:span text:style-name="hlp_5f_emph">* * *</text:span> <text:s/>--&gt; <text:s/>Scene divider (unless there is a heading).</text:p>
        </text:list-item>
        <text:list-item>
          <text:p text:style-name="P86">All other text is considered to be scene content.</text:p>
        </text:list-item>
      </text:list>
      <text:p text:style-name="hlp_5f_head5">Formatting an outline:</text:p>
      <text:p text:style-name="hlp_5f_paragraph">An outline has at least one third level heading.</text:p>
      <text:list xml:id="list33566929"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32</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59" meta:word-count="13752" meta:character-count="8522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oo", "0.99.0") 

  setExtensionDescription("en, de")
  setDisplayName("en", "pywoo - yWriter import/export for OpenOffice.")
  setDisplayName("de", "pywoo - yWriter-Import/Export für OpenOffice.")
  setTooltip("en, de", "en") ' deprecated ! starting from 3.1,use instead setExtensionDescription
  
  setPublisherName("en", "Peter Triesberger", "https://github.com/peter88213")
  setLicense("en")

  beginUpdateInformation("direct", "direct") 
	setUpdateSource("https://raw.githubusercontent.com/peter88213/pywoo/master/", "https://raw.githubusercontent.com/peter88213/pywoo/master/dist/")
  endUpdateInformation
  
  setHelp("en") ' should be after setDisplayName instructions
  
endDescription  



beginAnnexes 
  useLibrary("Basic", "pywoo/")
endAnnexes

beginAddonUI

  beginOfficeHelp
	   beginTitles
	  	setTitle("yWriter Import/Export Help", "en")
    	setTitle("yWriter Import/Export Hilfe", "de")
      endTitles
      setURL("Basic", "pywoo", "help", "show_help")
  endOfficeHelp

  beginOfficeMenuBarMerging  

    beginMergeInstruction("StartModule, Writer, Calc")
    
      setMergePoint(".uno:PickList\.uno:Save", "AddBefore", "Ignore")
      
      beginMergeItems
      
        addSeparator
        
        beginMenu

          beginTitles
	        setTitle("yWriter Import/Export")
          endTitles
		  
          beginMenuItems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
			 	    setTitle("Cross reference", "en")
			 	    setTitle("Querverweise", "de")
	            endTitles
	            setURL("Basic", "pywoo", "OpenYw", "get_xref")
			endCommand
			
        	addSeparator

			beginCommand
	            beginTitles("Writer, Calc")
			 	    setTitle("Export to yWriter", "en")
			        setTitle("Zu yWriter exportieren", "de")
	            endTitles
	            setURL("Basic", "pywoo", "SaveYw", "export_yw")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Plot list", "en")
		            endTitles
		            setURL("Basic", "pywoo", "OpenYw", "get_plotlist")
				endCommand
	
	        	addSeparator
	
				beginCommand
		            beginTitles
				 	    setTitle("Help", "en")
		            endTitles
		            setURL("Basic", "pywoo", "help", "show_adv_help")
				endCommand
	
		      endMenuItems
			
		    endMenu
			  
          endMenuItems
          
        endMenu

        addSeparator

      endMergeItems
      
    endMergeInstruction      
      
    beginMergeInstruction("Writer")
      	setMergePoint(".uno:FormatMenu\.uno:PageDialog", "AddAfter", "AddLast") 

      	beginMergeItems
      
        	addSeparator
        	
			beginCommand
	            beginTitles
			 	    setTitle("Replace scene delimiters with blank lines", "en")
			        setTitle("Szenentrenner durch Leerzeilen ersetzen", "de")
	            endTitles
	    			setURL("Basic", "pywoo", "ChScDelim", "to_blank_lines")
			endCommand
   	     
      	endMergeItems      
      
    endMergeInstruction

  endOfficeMenuBarMerging



  beginAddonMenu

    beginMenu
      beginTitles
	    setTitle("yWriter Import/Export")
      endTitles

      beginMenuItems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
		 	    setTitle("Cross reference", "en")
		 	    setTitle("Querverweise", "de")
            endTitles
            setURL("Basic", "pywoo", "OpenYw", "get_xref")
		endCommand
			
      	addSeparator

		beginCommand
            beginTitles("Writer, Calc")
		 	    setTitle("Export to yWriter", "en")
		        setTitle("Zu yWriter exportieren", "de")
            endTitles
            setURL("Basic", "pywoo", "SaveYw", "export_yw")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Plot list", "en")
	            endTitles
	            setURL("Basic", "pywoo", "OpenYw", "get_plotlist")
			endCommand

        	addSeparator

			beginCommand
	            beginTitles
			 	    setTitle("Help", "en")
	            endTitles
	            setURL("Basic", "pywoo", "help", "show_adv_help")
			endCommand

		  endMenuItems
		
	    endMenu

       	addSeparator

		beginCommand
            beginTitles
		 	    setTitle("Replace scene delimiters with blank lines", "en")
		        setTitle("Szenentrenner durch Leerzeilen ersetzen", "de")
            endTitles
    			setURL("Basic", "pywoo", "ChScDelim", "to_blank_line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